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1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solid" draw:fill-color="#ffffff" draw:textarea-horizontal-align="center" draw:textarea-vertical-align="middle"/>
    </style:style>
    <style:style style:name="gr5" style:family="graphic" style:parent-style-name="standard">
      <style:graphic-properties svg:stroke-color="#000000" draw:marker-end="Arrow" draw:fill="solid" draw:fill-color="#ffffff" draw:textarea-horizontal-align="center" draw:textarea-vertical-align="middle"/>
    </style:style>
    <style:style style:name="gr6" style:family="graphic" style:parent-style-name="standard">
      <style:graphic-properties svg:stroke-color="#000000" draw:marker-start="Arrow" draw:marker-end="" draw:marker-end-width="0.3cm" draw:fill="solid" draw:fill-color="#ffffff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color="#000000" draw:marker-end="Arrow" draw:marker-end-width="0.3cm" draw:fill="solid" draw:fill-color="#ffffff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75cm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 fo:wrap-option="no-wrap"/>
    </style:style>
    <style:style style:name="gr12" style:family="graphic" style:parent-style-name="standard">
      <style:graphic-properties svg:stroke-color="#e67814" draw:marker-end="Arrow" draw:marker-end-width="0.3cm" draw:fill="solid" draw:fill-color="#ffffff" draw:textarea-horizontal-align="center" draw:textarea-vertical-align="middle"/>
    </style:style>
    <style:style style:name="gr13" style:family="graphic" style:parent-style-name="standard">
      <style:graphic-properties svg:stroke-color="#1c82b9" draw:marker-end="Arrow" draw:marker-end-width="0.3cm" draw:fill="solid" draw:fill-color="#ffffff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fo:text-indent="0cm"/>
      <style:text-properties style:text-position="0% 100%" fo:font-size="12pt" style:font-size-asian="12pt" style:font-size-complex="12pt"/>
    </style:style>
    <style:style style:name="P6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9" style:family="paragraph">
      <style:text-properties fo:font-size="10pt" style:font-size-asian="10pt" style:font-size-complex="10pt"/>
    </style:style>
    <style:style style:name="P10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id="id17" draw:layer="layout" svg:width="2cm" svg:height="1.5cm" svg:x="5cm" svg:y="3cm">
          <text:p text:style-name="P1"><text:span text:style-name="T1">yas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18" draw:layer="layout" svg:width="2cm" svg:height="1.5cm" svg:x="9.5cm" svg:y="3cm">
          <text:p text:style-name="P1"><text:span text:style-name="T1">dhcpc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20" draw:layer="layout" svg:width="2cm" svg:height="1.5cm" svg:x="12cm" svg:y="3cm">
          <text:p text:style-name="P1"><text:span text:style-name="T1">dhcli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21" draw:layer="layout" svg:width="2cm" svg:height="1.5cm" svg:x="14.5cm" svg:y="3cm">
          <text:p text:style-name="P1"><text:span text:style-name="T1">dhcp6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15" draw:layer="layout" svg:width="2.5cm" svg:height="1.5cm" svg:x="1.5cm" svg:y="3cm">
          <text:p text:style-name="P1"><text:span text:style-name="T1">N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22" draw:layer="layout" svg:width="2cm" svg:height="1.5cm" svg:x="17cm" svg:y="3cm">
          <text:p text:style-name="P1"><text:span text:style-name="T1">P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16" draw:layer="layout" svg:width="2.5cm" svg:height="1cm" svg:x="1.5cm" svg:y="13cm">
          <text:p text:style-name="P1"><text:span text:style-name="T1">resolv.con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23" draw:layer="layout" svg:width="2.5cm" svg:height="1cm" svg:x="13cm" svg:y="10cm">
          <text:p text:style-name="P1"><text:span text:style-name="T1">yp.con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24" draw:layer="layout" svg:width="2.5cm" svg:height="1cm" svg:x="16cm" svg:y="10cm">
          <text:p text:style-name="P1"><text:span text:style-name="T1">ntp.con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9" draw:layer="layout" svg:width="4cm" svg:height="1.5cm" svg:x="3.5cm" svg:y="10cm">
          <text:p text:style-name="P1"><text:span text:style-name="T1">modify_resolvconf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3cm" svg:height="1.25cm" svg:x="4cm" svg:y="1.5cm">
          <draw:text-box>
            <text:p text:style-name="P3">Current Situation</text:p>
          </draw:text-box>
        </draw:frame>
        <draw:custom-shape draw:style-name="gr1" draw:text-style-name="P2" draw:id="id3" draw:layer="layout" svg:width="2cm" svg:height="1.5cm" svg:x="5cm" svg:y="17.5cm">
          <text:p text:style-name="P1"><text:span text:style-name="T1">yas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6" draw:layer="layout" svg:width="2cm" svg:height="1.5cm" svg:x="9.5cm" svg:y="17.5cm">
          <text:p text:style-name="P1"><text:span text:style-name="T1">dhcpc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7" draw:layer="layout" svg:width="2cm" svg:height="1.5cm" svg:x="12cm" svg:y="17.5cm">
          <text:p text:style-name="P1"><text:span text:style-name="T1">dhcli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8" draw:layer="layout" svg:width="2cm" svg:height="1.5cm" svg:x="14.5cm" svg:y="17.5cm">
          <text:p text:style-name="P1"><text:span text:style-name="T1">dhcp6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1" draw:layer="layout" svg:width="2cm" svg:height="1.5cm" svg:x="2cm" svg:y="17.5cm">
          <text:p text:style-name="P1"><text:span text:style-name="T1">N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9" draw:layer="layout" svg:width="2cm" svg:height="1.5cm" svg:x="17cm" svg:y="17.5cm">
          <text:p text:style-name="P1"><text:span text:style-name="T1">P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10" draw:layer="layout" svg:width="2.5cm" svg:height="1cm" svg:x="5cm" svg:y="26.5cm">
          <text:p text:style-name="P1"><text:span text:style-name="T1">resolv.con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2" draw:layer="layout" svg:width="2.5cm" svg:height="1cm" svg:x="8.5cm" svg:y="26.5cm">
          <text:p text:style-name="P1"><text:span text:style-name="T1">yp.con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4" draw:layer="layout" svg:width="4cm" svg:height="1cm" svg:x="12cm" svg:y="26.518cm">
          <text:p text:style-name="P1"><text:span text:style-name="T1">ntp runtime set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5" draw:layer="layout" svg:width="4.5cm" svg:height="1cm" svg:x="7.5cm" svg:y="21.5cm">
          <text:p text:style-name="P1"><text:span text:style-name="T1">netconfig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4" draw:layer="layout" svg:width="1.5cm" svg:height="1cm" svg:x="7.5cm" svg:y="22.5cm">
          <text:p text:style-name="P1"><text:span text:style-name="T1">dn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11" draw:layer="layout" svg:width="1.5cm" svg:height="1cm" svg:x="9cm" svg:y="22.5cm">
          <text:p text:style-name="P1"><text:span text:style-name="T1">ni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13" draw:layer="layout" svg:width="1.5cm" svg:height="1cm" svg:x="10.5cm" svg:y="22.5cm">
          <text:p text:style-name="P1"><text:span text:style-name="T1">nt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2" draw:layer="layout" svg:width="2cm" svg:height="4cm" svg:x="2cm" svg:y="21cm">
          <text:p text:style-name="P1"><text:span text:style-name="T1">Sysconfig:</text:span></text:p>
          <text:p text:style-name="P1"><text:span text:style-name="T1">static</text:span></text:p>
          <text:p text:style-name="P1"><text:span text:style-name="T1">values</text:span></text:p>
          <text:p text:style-name="P1"><text:span text:style-name="T1">and the</text:span></text:p>
          <text:p text:style-name="P1"><text:span text:style-name="T1">polic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svg:x1="2.999cm" svg:y1="19cm" svg:x2="3cm" svg:y2="21cm" draw:start-shape="id1" draw:start-glue-point="6" draw:end-shape="id2">
          <text:p text:style-name="P3"/>
        </draw:connector>
        <draw:connector draw:style-name="gr5" draw:text-style-name="P4" draw:layer="layout" draw:line-skew="-0.501cm" svg:x1="5.999cm" svg:y1="19cm" svg:x2="3cm" svg:y2="21cm" draw:start-shape="id3" draw:start-glue-point="6" draw:end-shape="id2" draw:end-glue-point="0">
          <text:p text:style-name="P3"/>
        </draw:connector>
        <draw:connector draw:style-name="gr6" draw:text-style-name="P5" draw:layer="layout" svg:x1="4cm" svg:y1="23cm" svg:x2="7.5cm" svg:y2="23cm" draw:start-shape="id2" draw:start-glue-point="1" draw:end-shape="id4" draw:end-glue-point="3">
          <text:p text:style-name="P3"/>
        </draw:connector>
        <draw:frame draw:style-name="gr7" draw:text-style-name="P6" draw:layer="layout" svg:width="1.5cm" svg:height="0.725cm" svg:x="1.5cm" svg:y="20.275cm">
          <draw:text-box>
            <text:p text:style-name="P3"><text:span text:style-name="T1">write</text:span></text:p>
          </draw:text-box>
        </draw:frame>
        <draw:frame draw:style-name="gr8" draw:text-style-name="P7" draw:layer="layout" svg:width="1.357cm" svg:height="0.725cm" svg:x="5cm" svg:y="22.339cm">
          <draw:text-box>
            <text:p text:style-name="P3"><text:span text:style-name="T1">read</text:span></text:p>
          </draw:text-box>
        </draw:frame>
        <draw:connector draw:style-name="gr9" draw:text-style-name="P2" draw:layer="layout" svg:x1="5.999cm" svg:y1="19cm" svg:x2="7.5cm" svg:y2="22cm" draw:start-shape="id3" draw:start-glue-point="6" draw:end-shape="id5" draw:end-glue-point="3">
          <text:p text:style-name="P3"/>
        </draw:connector>
        <draw:connector draw:style-name="gr9" draw:text-style-name="P2" draw:layer="layout" draw:line-skew="-0.251cm" svg:x1="10.499cm" svg:y1="19cm" svg:x2="9.75cm" svg:y2="21.5cm" draw:start-shape="id6" draw:start-glue-point="6" draw:end-shape="id5" draw:end-glue-point="0">
          <text:p text:style-name="P3"/>
        </draw:connector>
        <draw:connector draw:style-name="gr9" draw:text-style-name="P2" draw:layer="layout" draw:line-skew="-0.251cm" svg:x1="12.999cm" svg:y1="19cm" svg:x2="9.75cm" svg:y2="21.5cm" draw:start-shape="id7" draw:start-glue-point="6" draw:end-shape="id5" draw:end-glue-point="0">
          <text:p text:style-name="P3"/>
        </draw:connector>
        <draw:connector draw:style-name="gr9" draw:text-style-name="P2" draw:layer="layout" draw:line-skew="-0.251cm" svg:x1="15.499cm" svg:y1="19cm" svg:x2="9.75cm" svg:y2="21.5cm" draw:start-shape="id8" draw:start-glue-point="6" draw:end-shape="id5" draw:end-glue-point="0">
          <text:p text:style-name="P3"/>
        </draw:connector>
        <draw:connector draw:style-name="gr9" draw:text-style-name="P2" draw:layer="layout" draw:line-skew="-0.251cm" svg:x1="17.999cm" svg:y1="19cm" svg:x2="9.75cm" svg:y2="21.5cm" draw:start-shape="id9" draw:start-glue-point="6" draw:end-shape="id5" draw:end-glue-point="0">
          <text:p text:style-name="P3"/>
        </draw:connector>
        <draw:frame draw:style-name="gr8" draw:text-style-name="P9" draw:layer="layout" svg:width="4.418cm" svg:height="0.645cm" svg:x="9.582cm" svg:y="20.355cm">
          <draw:text-box>
            <text:p text:style-name="P8"><text:span text:style-name="T2">Pass values and execute</text:span></text:p>
          </draw:text-box>
        </draw:frame>
        <draw:connector draw:style-name="gr9" draw:text-style-name="P2" draw:layer="layout" svg:x1="8.25cm" svg:y1="23.5cm" svg:x2="6.25cm" svg:y2="26.5cm" draw:start-shape="id4" draw:start-glue-point="2" draw:end-shape="id10">
          <text:p text:style-name="P3"/>
        </draw:connector>
        <draw:connector draw:style-name="gr9" draw:text-style-name="P2" draw:layer="layout" svg:x1="9.75cm" svg:y1="23.5cm" svg:x2="9.75cm" svg:y2="26.5cm" draw:start-shape="id11" draw:start-glue-point="2" draw:end-shape="id12" draw:end-glue-point="0">
          <text:p text:style-name="P3"/>
        </draw:connector>
        <draw:connector draw:style-name="gr9" draw:text-style-name="P2" draw:layer="layout" svg:x1="11.25cm" svg:y1="23.5cm" svg:x2="14cm" svg:y2="26.518cm" draw:start-shape="id13" draw:start-glue-point="2" draw:end-shape="id14" draw:end-glue-point="0">
          <text:p text:style-name="P3"/>
        </draw:connector>
        <draw:frame draw:style-name="gr8" draw:text-style-name="P7" draw:layer="layout" svg:width="1.395cm" svg:height="0.725cm" svg:x="12.5cm" svg:y="25.275cm">
          <draw:text-box>
            <text:p text:style-name="P3"><text:span text:style-name="T1">write</text:span></text:p>
          </draw:text-box>
        </draw:frame>
        <draw:frame draw:style-name="gr8" draw:text-style-name="P7" draw:layer="layout" svg:width="1.395cm" svg:height="0.725cm" svg:x="10cm" svg:y="25.275cm">
          <draw:text-box>
            <text:p text:style-name="P3"><text:span text:style-name="T1">write</text:span></text:p>
          </draw:text-box>
        </draw:frame>
        <draw:frame draw:style-name="gr8" draw:text-style-name="P7" draw:layer="layout" svg:width="1.395cm" svg:height="0.725cm" svg:x="6.5cm" svg:y="25.275cm">
          <draw:text-box>
            <text:p text:style-name="P3"><text:span text:style-name="T1">write</text:span></text:p>
          </draw:text-box>
        </draw:frame>
        <draw:frame draw:style-name="gr10" draw:text-style-name="P3" draw:layer="layout" svg:width="13cm" svg:height="1cm" svg:x="3.5cm" svg:y="16cm">
          <draw:text-box>
            <text:p text:style-name="P3">The Future with netconfig</text:p>
          </draw:text-box>
        </draw:frame>
        <draw:custom-shape draw:style-name="gr11" draw:text-style-name="P10" draw:layer="layout" svg:width="6cm" svg:height="4cm" svg:x="13.5cm" svg:y="21cm">
          <text:p text:style-name="P1"><text:span text:style-name="T2">Netconfig reads the static configuration values from sysconfig, merges them (depending on a policy) with the dynamic values from dhcp/ppp interfaces and writes the configuration files. <text:s/></text:span></text:p>
          <draw:enhanced-geometry svg:viewBox="0 0 21600 21600" draw:text-areas="800 800 20800 20800" draw:type="round-rectangular-callout" draw:modifiers="-5175.93734377604 6208.447888027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9" draw:text-style-name="P2" draw:layer="layout" svg:x1="2.749cm" svg:y1="4.5cm" svg:x2="2.75cm" svg:y2="13cm" draw:start-shape="id15" draw:start-glue-point="6" draw:end-shape="id16">
          <text:p text:style-name="P3"/>
        </draw:connector>
        <draw:connector draw:style-name="gr9" draw:text-style-name="P2" draw:layer="layout" draw:line-skew="-3.251cm" svg:x1="5.999cm" svg:y1="4.5cm" svg:x2="2.75cm" svg:y2="13cm" draw:start-shape="id17" draw:start-glue-point="6" draw:end-shape="id16" draw:end-glue-point="0">
          <text:p text:style-name="P3"/>
        </draw:connector>
        <draw:connector draw:style-name="gr9" draw:text-style-name="P2" draw:layer="layout" draw:line-skew="-1.251cm" svg:x1="10.499cm" svg:y1="4.5cm" svg:x2="5.5cm" svg:y2="10cm" draw:start-shape="id18" draw:start-glue-point="6" draw:end-shape="id19" draw:end-glue-point="0">
          <text:p text:style-name="P3"/>
        </draw:connector>
        <draw:connector draw:style-name="gr9" draw:text-style-name="P2" draw:layer="layout" draw:line-skew="-1.251cm" svg:x1="12.999cm" svg:y1="4.5cm" svg:x2="5.5cm" svg:y2="10cm" draw:start-shape="id20" draw:start-glue-point="6" draw:end-shape="id19" draw:end-glue-point="0">
          <text:p text:style-name="P3"/>
        </draw:connector>
        <draw:connector draw:style-name="gr9" draw:text-style-name="P2" draw:layer="layout" draw:line-skew="-1.251cm" svg:x1="15.499cm" svg:y1="4.5cm" svg:x2="5.5cm" svg:y2="10cm" draw:start-shape="id21" draw:start-glue-point="6" draw:end-shape="id19" draw:end-glue-point="0">
          <text:p text:style-name="P3"/>
        </draw:connector>
        <draw:connector draw:style-name="gr9" draw:text-style-name="P2" draw:layer="layout" draw:line-skew="-1.251cm" svg:x1="17.999cm" svg:y1="4.5cm" svg:x2="5.5cm" svg:y2="10cm" draw:start-shape="id22" draw:start-glue-point="6" draw:end-shape="id19" draw:end-glue-point="0">
          <text:p text:style-name="P3"/>
        </draw:connector>
        <draw:connector draw:style-name="gr9" draw:text-style-name="P2" draw:layer="layout" draw:line-skew="-0.25cm" svg:x1="5.5cm" svg:y1="11.5cm" svg:x2="2.75cm" svg:y2="13cm" draw:start-shape="id19" draw:start-glue-point="2" draw:end-shape="id16" draw:end-glue-point="0">
          <text:p text:style-name="P3"/>
        </draw:connector>
        <draw:frame draw:style-name="gr8" draw:text-style-name="P7" draw:layer="layout" svg:width="1.395cm" svg:height="0.725cm" svg:x="1.5cm" svg:y="11.775cm">
          <draw:text-box>
            <text:p text:style-name="P3"><text:span text:style-name="T1">write</text:span></text:p>
          </draw:text-box>
        </draw:frame>
        <draw:frame draw:style-name="gr8" draw:text-style-name="P7" draw:layer="layout" svg:width="1.988cm" svg:height="0.725cm" svg:x="5.512cm" svg:y="9cm">
          <draw:text-box>
            <text:p text:style-name="P3"><text:span text:style-name="T1">execute</text:span></text:p>
          </draw:text-box>
        </draw:frame>
        <draw:connector draw:style-name="gr12" draw:text-style-name="P2" draw:layer="layout" svg:x1="2.749cm" svg:y1="4.5cm" svg:x2="14.25cm" svg:y2="10cm" draw:start-shape="id15" draw:start-glue-point="6" draw:end-shape="id23" draw:end-glue-point="0">
          <text:p text:style-name="P3"/>
        </draw:connector>
        <draw:connector draw:style-name="gr12" draw:text-style-name="P2" draw:layer="layout" svg:x1="5.999cm" svg:y1="4.5cm" svg:x2="14.25cm" svg:y2="10cm" draw:start-shape="id17" draw:start-glue-point="6" draw:end-shape="id23" draw:end-glue-point="0">
          <text:p text:style-name="P3"/>
        </draw:connector>
        <draw:connector draw:style-name="gr12" draw:text-style-name="P2" draw:layer="layout" svg:x1="10.499cm" svg:y1="4.5cm" svg:x2="14.25cm" svg:y2="10cm" draw:start-shape="id18" draw:start-glue-point="6" draw:end-shape="id23" draw:end-glue-point="0">
          <text:p text:style-name="P3"/>
        </draw:connector>
        <draw:connector draw:style-name="gr12" draw:text-style-name="P2" draw:layer="layout" svg:x1="12.999cm" svg:y1="4.5cm" svg:x2="14.25cm" svg:y2="10cm" draw:start-shape="id20" draw:start-glue-point="6" draw:end-shape="id23" draw:end-glue-point="0">
          <text:p text:style-name="P3"/>
        </draw:connector>
        <draw:frame draw:style-name="gr8" draw:text-style-name="P7" draw:layer="layout" svg:width="1.395cm" svg:height="0.725cm" svg:x="13cm" svg:y="8.775cm">
          <draw:text-box>
            <text:p text:style-name="P3"><text:span text:style-name="T1">write</text:span></text:p>
          </draw:text-box>
        </draw:frame>
        <draw:connector draw:style-name="gr13" draw:text-style-name="P2" draw:layer="layout" draw:line-skew="-0.751cm" svg:x1="5.999cm" svg:y1="4.5cm" svg:x2="17.25cm" svg:y2="10cm" draw:start-shape="id17" draw:start-glue-point="6" draw:end-shape="id24" draw:end-glue-point="0">
          <text:p text:style-name="P3"/>
        </draw:connector>
        <draw:connector draw:style-name="gr13" draw:text-style-name="P2" draw:layer="layout" draw:line-skew="-0.751cm" svg:x1="10.499cm" svg:y1="4.5cm" svg:x2="17.25cm" svg:y2="10cm" draw:start-shape="id18" draw:start-glue-point="6" draw:end-shape="id24" draw:end-glue-point="0">
          <text:p text:style-name="P3"/>
        </draw:connector>
        <draw:connector draw:style-name="gr13" draw:text-style-name="P2" draw:layer="layout" draw:line-skew="-0.751cm" svg:x1="12.999cm" svg:y1="4.5cm" svg:x2="17.25cm" svg:y2="10cm" draw:start-shape="id20" draw:start-glue-point="6" draw:end-shape="id24" draw:end-glue-point="0">
          <text:p text:style-name="P3"/>
        </draw:connector>
        <draw:frame draw:style-name="gr8" draw:text-style-name="P7" draw:layer="layout" svg:width="1.395cm" svg:height="0.725cm" svg:x="17.105cm" svg:y="8.775cm">
          <draw:text-box>
            <text:p text:style-name="P3"><text:span text:style-name="T1">write</text:span></text:p>
          </draw:text-box>
        </draw:frame>
        <draw:custom-shape draw:style-name="gr11" draw:text-style-name="P10" draw:layer="layout" svg:width="9.5cm" svg:height="3cm" svg:x="8.5cm" svg:y="11.5cm">
          <text:p text:style-name="P1"><text:span text:style-name="T1">Almost every service is writing individually to the configuration files and overwrites settings of other services. Previous states cannot be restored in some cases.</text:span></text:p>
          <draw:enhanced-geometry svg:viewBox="0 0 21600 21600" draw:text-areas="800 800 20800 20800" draw:type="round-rectangular-callout" draw:modifiers="2930.47047679192 -10882.77240919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9" draw:layer="layout" svg:width="1.73cm" svg:height="0.645cm" svg:x="5.77cm" svg:y="21cm">
          <draw:text-box>
            <text:p text:style-name="P3"><text:span text:style-name="T2">execu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'Albany AMT'" style:font-family-generic-asian="system" style:font-pitch-asian="variable" style:font-size-asian="24pt" style:language-asian="zxx" style:country-asian="none" style:font-family-complex="'Albany AMT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'Albany AMT'" style:font-family-generic-asian="system" style:font-pitch-asian="variable" style:font-size-asian="18pt" style:font-style-asian="normal" style:font-weight-asian="normal" style:font-family-complex="'Albany AMT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creation-date>2008-07-24T10:30:53</meta:creation-date>
    <dc:date>2008-07-24T14:38:45</dc:date>
    <meta:editing-cycles>9</meta:editing-cycles>
    <meta:editing-duration>PT3H37M40S</meta:editing-duration>
    <meta:user-defined meta:name="Info 1"/>
    <meta:user-defined meta:name="Info 2"/>
    <meta:user-defined meta:name="Info 3"/>
    <meta:user-defined meta:name="Info 4"/>
    <meta:document-statistic meta:object-count="64"/>
  </office:meta>
</office:document-meta>
</file>